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6140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1cm" style:rel-column-width="84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fo:color="#000000" officeooo:rsid="0016ec4a" officeooo:paragraph-rsid="0016ec4a"/>
    </style:style>
    <style:style style:name="P5" style:family="paragraph" style:parent-style-name="Standard">
      <style:text-properties officeooo:paragraph-rsid="00107b5c"/>
    </style:style>
    <style:style style:name="P6" style:family="paragraph" style:parent-style-name="Standard">
      <style:text-properties officeooo:paragraph-rsid="0011553a"/>
    </style:style>
    <style:style style:name="P7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8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9" style:family="paragraph" style:parent-style-name="Standard">
      <style:text-properties officeooo:rsid="00136ff6" officeooo:paragraph-rsid="00136ff6"/>
    </style:style>
    <style:style style:name="P10" style:family="paragraph" style:parent-style-name="Standard">
      <style:text-properties officeooo:paragraph-rsid="00136ff6"/>
    </style:style>
    <style:style style:name="P11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Table_20_Contents">
      <style:text-properties officeooo:rsid="00107b5c" officeooo:paragraph-rsid="00107b5c"/>
    </style:style>
    <style:style style:name="P14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5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6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7" style:family="paragraph" style:parent-style-name="Table_20_Contents">
      <style:text-properties officeooo:rsid="0011553a" officeooo:paragraph-rsid="0011553a"/>
    </style:style>
    <style:style style:name="P18" style:family="paragraph" style:parent-style-name="Table_20_Contents">
      <style:text-properties officeooo:rsid="00062954" officeooo:paragraph-rsid="0011553a"/>
    </style:style>
    <style:style style:name="P19" style:family="paragraph" style:parent-style-name="Table_20_Contents">
      <style:text-properties officeooo:rsid="000798bb" officeooo:paragraph-rsid="0011553a"/>
    </style:style>
    <style:style style:name="P20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1" style:family="paragraph" style:parent-style-name="Table_20_Contents">
      <style:text-properties officeooo:rsid="0016ec4a" officeooo:paragraph-rsid="0016ec4a"/>
    </style:style>
    <style:style style:name="P22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c4a"/>
    </style:style>
    <style:style style:name="T7" style:family="text">
      <style:text-properties officeooo:rsid="001896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This folder</text:span> contai<text:span text:style-name="T6">n</text:span>s the intermediate presentation ( unchanged)</text:p>
      <text:p text:style-name="P9">and the folder scripts +documents.</text:p>
      <text:p text:style-name="P10"><text:span text:style-name="T5">The folder scripts+documents</text:span> </text:p>
      <text:p text:style-name="P10">contains notebook scripts and the data they work on ( csv files) as well as text documents.</text:p>
      <text:p text:style-name="P6">The scripts and documents should be read in the follwowing order.</text:p>
      <text:p text:style-name="P6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7">type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3">Global view on missing values</text:p>
          </table:table-cell>
          <table:table-cell table:style-name="Table1.D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13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3">T<text:span text:style-name="T7">rain set data preparation part Andreas</text:span>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b</text:p>
          </table:table-cell>
          <table:table-cell table:style-name="Table1.A2" office:value-type="string">
            <text:p text:style-name="P4">Train set preparation - cleaning</text:p>
          </table:table-cell>
          <table:table-cell table:style-name="Table1.A2" office:value-type="string">
            <text:p text:style-name="P21">The train set main preparation (outliers + missing values)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4">Test set preparation - cleaning</text:p>
          </table:table-cell>
          <table:table-cell table:style-name="Table1.A2" office:value-type="string">
            <text:p text:style-name="P21">The test set main preparation</text:p>
            <text:p text:style-name="P21">(outliers + missing values)</text:p>
          </table:table-cell>
          <table:table-cell table:style-name="Table1.D2" office:value-type="string">
            <text:p text:style-name="P21">notebook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3">Analysis of the variable “Zone”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3">Partitionning of the data into groups that are more homogenous</text:p>
            <text:p text:style-name="P13">in the target variables</text:p>
          </table:table-cell>
          <table:table-cell table:style-name="Table1.D2" office:value-type="string">
            <text:p text:style-name="P17">notebook</text:p>
          </table:table-cell>
        </table:table-row>
        <table:table-row table:style-name="Table1.8"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5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7">Linear Model </text:p>
          </table:table-cell>
          <table:table-cell table:style-name="Table1.D2" office:value-type="string">
            <text:p text:style-name="P17">html</text:p>
          </table:table-cell>
        </table:table-row>
      </table:table>
      <text:p text:style-name="Standard"/>
      <text:p text:style-name="Standard"/>
      <text:p text:style-name="P7">Note for the Linear Model</text:p>
      <text:p text:style-name="P7"/>
      <text:p text:style-name="P8">The author is making linear models on subsets of the data called G1 and G2.</text:p>
      <text:p text:style-name="P8">The table below is introduced in the document number 1-</text:p>
      <text:p text:style-name="P8">G1 refers to blocks A + B of the data</text:p>
      <text:p text:style-name="P8">G2 refers to block C.</text:p>
      <text:p text:style-name="P12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6featur es</text:p>
            <text:p text:style-name="P19">feature_group 1</text:p>
          </table:table-cell>
          <table:table-cell table:style-name="Table4.C1" office:value-type="string">
            <text:p text:style-name="P18">18 features</text:p>
            <text:p text:style-name="P19">feature_group 2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6">A</text:p>
          </table:table-cell>
          <table:table-cell table:style-name="Table4.C2" office:value-type="string">
            <text:p text:style-name="P15">B</text:p>
          </table:table-cell>
        </table:table-row>
        <table:table-row>
          <table:table-cell table:style-name="Table4.A2" office:value-type="string">
            <text:p text:style-name="P18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5">C</text:p>
          </table:table-cell>
          <table:table-cell table:style-name="Table4.C3" office:value-type="string">
            <text:p text:style-name="P20">Missing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5T13:40:00Z</meta:creation-date>
    <dc:date>2018-01-12T16:51:35.515752554</dc:date>
    <meta:editing-cycles>8</meta:editing-cycles>
    <meta:editing-duration>PT23M55S</meta:editing-duration>
    <meta:document-statistic meta:table-count="2" meta:image-count="0" meta:object-count="0" meta:page-count="1" meta:paragraph-count="54" meta:word-count="203" meta:character-count="1163" meta:non-whitespace-character-count="1010"/>
    <meta:template xlink:type="simple" xlink:actuate="onRequest" xlink:title="" xlink:href="Normal"/>
  </office:meta>
</office:document-meta>
</file>